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<text:bookmark-start text:name="david-sierra-curriculum-vitae"/>David Sierra — <text:span text:style-name="T1">Curriculum Vitae</text:span><text:bookmark-end text:name="david-sierra-curriculum-vitae"/></text:h>
      <text:h text:style-name="Heading_20_2" text:outline-level="2"><text:bookmark-start text:name="ingeniero-de-software"/>Ingeniero de Software<text:bookmark-end text:name="ingeniero-de-software"/></text:h>
      <text:p text:style-name="P1">Correo: <text:a xlink:type="simple" xlink:href="mailto:davidsierradz@gmail.com" office:name=""><text:span text:style-name="Definition">davidsierradz@gmail.com</text:span></text:a><text:line-break/>Teléfono: <text:a xlink:type="simple" xlink:href="tel:+573006851485" office:name=""><text:span text:style-name="Definition">300 685 1485</text:span></text:a><text:line-break/>GitHub: <text:a xlink:type="simple" xlink:href="https://github.com/davidsierradz" office:name=""><text:span text:style-name="Definition">https://github.com/davidsierradz</text:span></text:a></text:p>
      <text:p text:style-name="First_20_paragraph">Ingeniero de Sistemas con 3+ años de experiencia, enfocado al desarrollo de aplicaciones web; con gran interés en solucionar problemas, estudio de arquitecturas, utilización de estándares, optimización del rendimiento, <text:span text:style-name="T1">testing</text:span> y competencia en herramientas de programación y <text:span text:style-name="T1">scripting</text:span> bajo el entorno UNIX.</text:p>
      <text:h text:style-name="Heading_20_2" text:outline-level="2"><text:bookmark-start text:name="habilidades"/>Habilidades<text:bookmark-end text:name="habilidades"/></text:h>
      <text:list text:style-name="L1">
        <text:list-item>
          <text:p text:style-name="P2">Lenguajes de programación (JavaScript, CSS, HTML)</text:p>
        </text:list-item>
        <text:list-item>
          <text:p text:style-name="P2">Utilización de frameworks de desarrollo ágil (Express.js y React)</text:p>
        </text:list-item>
        <text:list-item>
          <text:p text:style-name="P2">Implementación de patrones de diseño orientado a objetos</text:p>
        </text:list-item>
        <text:list-item>
          <text:p text:style-name="P2">Conocimientos en programación funcional (LISP, Scheme)</text:p>
        </text:list-item>
        <text:list-item>
          <text:p text:style-name="P2">Alto nivel de abstracción para análisis de sistemas de información</text:p>
        </text:list-item>
        <text:list-item>
          <text:p text:style-name="P2">Aplicación de estándares web (HTTP-REST, OpenAPI, AsyncAPI…)</text:p>
        </text:list-item>
        <text:list-item>
          <text:p text:style-name="P2">Curiosidad por nuevas tecnologías y estándares</text:p>
        </text:list-item>
        <text:list-item>
          <text:p text:style-name="P2">Manejo de sistema de control de versiones Git (gitflow, <text:span text:style-name="T1">branching model</text:span>)</text:p>
        </text:list-item>
        <text:list-item>
          <text:p text:style-name="P2">Herramientas colaborativas (Vagrant, Docker, Eslint, webpack, Conventional Commits, Prettier, husky, markdown)</text:p>
        </text:list-item>
        <text:list-item>
          <text:p text:style-name="P2">Desarrollo bajo TDD, E2E y <text:span text:style-name="T1">Unit Testing</text:span> (Jest, Cypress)</text:p>
        </text:list-item>
        <text:list-item>
          <text:p text:style-name="P2">Despliegue de aplicaciones bajo CI y CD (Jenkins, BitBucket Pipelines)</text:p>
        </text:list-item>
        <text:list-item>
          <text:p text:style-name="P2">Conocimientos de <text:span text:style-name="T1">DevOps</text:span> en GNU/Linux y <text:span text:style-name="T1">scripting</text:span> en Bash</text:p>
        </text:list-item>
        <text:list-item>
          <text:p text:style-name="P2">Diseño de arquitectura de microservicios (docker-compose, RabbitMQ, Redis, Socket.IO)</text:p>
        </text:list-item>
        <text:list-item>
          <text:p text:style-name="P2">Manejo intermedio del idioma inglés</text:p>
        </text:list-item>
      </text:list>
      <text:h text:style-name="Heading_20_2" text:outline-level="2"><text:bookmark-start text:name="experiencia"/>Experiencia<text:bookmark-end text:name="experiencia"/></text:h>
      <text:p text:style-name="First_20_paragraph"><text:span text:style-name="T2">Desarrollador Web, Netux Lab</text:span><text:line-break/>Antioquia, CO — Mayo 2019 - Presente</text:p>
      <text:p text:style-name="Text_20_body">Desarrollo de aplicaciones y servicios web en JavaScript con Nodejs.</text:p>
      <text:list text:style-name="L2">
        <text:list-item>
          <text:p text:style-name="P3">MiMonitor: Desarrollo del <text:span text:style-name="T1">backend</text:span> en Nodejs con una arquitectura de microservicios con Docker y tecnologías como Express.js y Mongoose (MongoDB).</text:p>
        </text:list-item>
        <text:list-item>
          <text:p text:style-name="P3">MiTurno: Desarrollo del <text:span text:style-name="T1">backend</text:span> en Nodejs con tecnologías como Redis, RabbitMQ y Postgres.</text:p>
        </text:list-item>
      </text:list>
      <text:p text:style-name="First_20_paragraph"><text:span text:style-name="T2">Desarrollador </text:span><text:span text:style-name="T3">Full-Stack</text:span><text:span text:style-name="T2">, Íntegro</text:span><text:line-break/>Antioquia, CO — Abril 2018 - Abril 2019</text:p>
      <text:p text:style-name="Text_20_body">Desarrollo y mantenimiento de aplicaciones web en PHP y JavaScript, con énfasis en acompañamiento al cliente durante todo el ciclo de vida del proyecto.</text:p>
      <text:list text:style-name="L3">
        <text:list-item>
          <text:p text:style-name="P4">NISL: Aplicación web desarrollada en PHP con WordPress.</text:p>
        </text:list-item>
        <text:list-item>
          <text:p text:style-name="P4">NISL ALP: Aplicación en React y Express.js, utilizando una API con Apollo (GraphQL) y styled-components</text:p>
        </text:list-item>
      </text:list>
      <text:p text:style-name="First_20_paragraph"><text:span text:style-name="T2">Desarrollador Web, Negocios En Digital</text:span><text:line-break/>Magdalena, CO — Junio 2017 - Febrero 2018</text:p>
      <text:p text:style-name="Text_20_body">Desarrollo de páginas y aplicaciones web en el CMS WordPress y/o HTML5 con CSS3 y JavaScript.</text:p>
      <text:list text:style-name="L4">
        <text:list-item>
          <text:p text:style-name="P5">Nespresso Blog Our Choices: Aplicación web construida con Vue.js utilizando CSS Grid y webpack.</text:p>
        </text:list-item>
        <text:list-item>
          <text:p text:style-name="P5">Nespresso Origins Of Coffee: Minisitio hecho con CSS Flexbox, CSS BEM y Sass.</text:p>
        </text:list-item>
        <text:list-item>
          <text:p text:style-name="P5">Nespresso Barista: Minisitio hecho con Divi y CSS Flexbox.</text:p>
        </text:list-item>
        <text:list-item>
          <text:p text:style-name="P5">WhatsApp Manager: Prueba de concepto de una WebExtension para un navegador web con el fin de manejar una cuenta de WhatsApp, conectada a una API en Laravel por medio de WebSockets.</text:p>
        </text:list-item>
        <text:list-item>
          <text:p text:style-name="P5">Nespresso República Dominicana: Tienda WordPress con tema creado desde cero, integración con WooCommerce.</text:p>
        </text:list-item>
        <text:list-item>
          <text:p text:style-name="P5">Viviendata: Sitio web para inmobiliaria en WordPress.</text:p>
        </text:list-item>
        <text:list-item>
          <text:p text:style-name="P5">Protseg: Aplicación en PhalconPHP y WordPress para generación de certificados en línea.</text:p>
        </text:list-item>
        <text:list-item>
          <text:p text:style-name="P5">Carflo: Sitio web con WooCommerce para cotización de productos.</text:p>
        </text:list-item>
      </text:list>
      <text:p text:style-name="First_20_paragraph"><text:span text:style-name="T2">Programador Junior, Eljovi Technologies</text:span><text:line-break/>Magdalena, CO — Marzo 2016 - Febrero 2017</text:p>
      <text:p text:style-name="Text_20_body">Desarrollo del back-end en aplicaciones web, principalmente bajo el entorno de LNMP (Linux-Nginx-MySQL-PHP) con el framework Laravel.</text:p>
      <text:list text:style-name="L5">
        <text:list-item>
          <text:p text:style-name="P6">Eljovi: Panel de control para proyectos internos, sitios web y social media hecho en Laravel.</text:p>
        </text:list-item>
        <text:list-item>
          <text:p text:style-name="P6">H-Trade: Sistema multinivel con referidos en PHP.</text:p>
        </text:list-item>
        <text:list-item>
          <text:p text:style-name="P6">WealthFriends: Sitio web realizado con HTML5.</text:p>
        </text:list-item>
      </text:list>
      <text:h text:style-name="Heading_20_2" text:outline-level="2"><text:bookmark-start text:name="educación"/>Educación<text:bookmark-end text:name="educación"/></text:h>
      <text:p text:style-name="First_20_paragraph"><text:span text:style-name="T2">Ingeniero de Sistemas, Universidad del Magdalena</text:span><text:line-break/>Magdalena, CO — 2009 - 2016</text:p>
      <text:h text:style-name="Heading_20_2" text:outline-level="2"><text:bookmark-start text:name="meta"/>Meta<text:bookmark-end text:name="meta"/></text:h>
      <text:p text:style-name="First_20_paragraph">Versión: 2.0<text:line-break/>Puedes revisar la última versión de la hoja de vida en:</text:p>
      <text:list text:style-name="L6">
        <text:list-item>
          <text:p text:style-name="P7">PDF: <text:a xlink:type="simple" xlink:href="https://davidsierra.ml/dist/cv.pdf" office:name=""><text:span text:style-name="Definition">https://davidsierra.ml/dist/cv.pdf</text:span></text:a></text:p>
        </text:list-item>
        <text:list-item>
          <text:p text:style-name="P7">DOC: <text:a xlink:type="simple" xlink:href="https://davidsierra.ml/dist/cv.odt" office:name=""><text:span text:style-name="Definition">https://davidsierra.ml/dist/cv.odt</text:span></text:a></text:p>
        </text:list-item>
        <text:list-item>
          <text:p text:style-name="P7">HTML: <text:a xlink:type="simple" xlink:href="https://davidsierra.ml/dist/cv.html" office:name=""><text:span text:style-name="Definition">https://davidsierra.ml/dist/cv.html</text:span></text:a></text:p>
        </text:list-item>
        <text:list-item>
          <text:p text:style-name="P7">Markdown: <text:a xlink:type="simple" xlink:href="https://davidsierra.ml/dist/cv.md" office:name=""><text:span text:style-name="Definition">https://davidsierra.ml/dist/cv.md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0-04-11T19:01:32Z</meta:creation-date>
    <dc:date>2020-04-11T19:01:32Z</dc:date>
  </office:meta>
</office:document-meta>
</file>